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28.313cm" svg:y="0.1cm">
            <draw:object draw:notify-on-update-of-ranges="Sheet1.A1:Sheet1.A303 Sheet1.B1:Sheet1.B3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float" office:value="0.00008159030697">
            <text:p>8.16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5534593703">
            <text:p>0.00055345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2419854271">
            <text:p>0.00241985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036543502">
            <text:p>0.0103654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5230773096">
            <text:p>0.0523077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265849364">
            <text:p>0.12658493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9668001">
            <text:p>0.1596680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748530249">
            <text:p>0.174853024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838260661">
            <text:p>0.18382606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1890137796">
            <text:p>0.189013779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921862446">
            <text:p>0.19218624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942447527">
            <text:p>0.19424475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1956490968">
            <text:p>0.19564909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1966472522">
            <text:p>0.19664725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973809544">
            <text:p>0.19738095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979355039">
            <text:p>0.197935503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1983645614">
            <text:p>0.19836456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1987031852">
            <text:p>0.198703185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1989750351">
            <text:p>0.198975035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991965331">
            <text:p>0.19919653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1993793588">
            <text:p>0.199379358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199531999">
            <text:p>0.19953199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996607386">
            <text:p>0.199660738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997703107">
            <text:p>0.199770310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998643341">
            <text:p>0.199864334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999456134">
            <text:p>0.199945613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000163489">
            <text:p>0.200016348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000782865">
            <text:p>0.200078286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001328254">
            <text:p>0.20013282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001810976">
            <text:p>0.200181097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002240267">
            <text:p>0.20022402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002623726">
            <text:p>0.200262372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002967647">
            <text:p>0.200296764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00327728">
            <text:p>0.20032772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003557033">
            <text:p>0.200355703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003810628">
            <text:p>0.200381062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004041226">
            <text:p>0.200404122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004251523">
            <text:p>0.200425152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004443834">
            <text:p>0.200444383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004620151">
            <text:p>0.200462015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0047822">
            <text:p>0.2004782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004931478">
            <text:p>0.200493147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005069292">
            <text:p>0.200506929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005196787">
            <text:p>0.200519678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2005314967">
            <text:p>0.20053149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005424717">
            <text:p>0.200542471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2005526821">
            <text:p>0.200552682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005621972">
            <text:p>0.200562197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2005710787">
            <text:p>0.200571078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005793817">
            <text:p>0.200579381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005871553">
            <text:p>0.200587155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005944435">
            <text:p>0.200594443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2006012859">
            <text:p>0.200601285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2006077182">
            <text:p>0.200607718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2006137725">
            <text:p>0.200613772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2006194778">
            <text:p>0.200619477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2006248604">
            <text:p>0.200624860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2006299442">
            <text:p>0.200629944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2006347509">
            <text:p>0.200634750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2006393003">
            <text:p>0.200639300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2006436105">
            <text:p>0.200643610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2006476978">
            <text:p>0.200647697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2006515775">
            <text:p>0.200651577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2006552632">
            <text:p>0.200655263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006587678">
            <text:p>0.200658767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200662103">
            <text:p>0.20066210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2006652794">
            <text:p>0.200665279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200668307">
            <text:p>0.20066830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2006711949">
            <text:p>0.200671194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006739516">
            <text:p>0.200673951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006765849">
            <text:p>0.200676584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2006791022">
            <text:p>0.200679102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20068151">
            <text:p>0.2006815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006838146">
            <text:p>0.200683814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00686022">
            <text:p>0.20068602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006881374">
            <text:p>0.200688137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006901658">
            <text:p>0.200690165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006921121">
            <text:p>0.200692112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006939806">
            <text:p>0.200693980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006957753">
            <text:p>0.200695775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006975001">
            <text:p>0.20069750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006991586">
            <text:p>0.200699158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007007542">
            <text:p>0.200700754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007022899">
            <text:p>0.200702289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007037688">
            <text:p>0.200703768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007051936">
            <text:p>0.200705193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007065669">
            <text:p>0.200706566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007078911">
            <text:p>0.200707891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007091686">
            <text:p>0.200709168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007104016">
            <text:p>0.200710401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007115921">
            <text:p>0.200711592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00712742">
            <text:p>0.20071274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007138531">
            <text:p>0.200713853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007149272">
            <text:p>0.200714927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007159659">
            <text:p>0.200715965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007169708">
            <text:p>0.200716970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007179432">
            <text:p>0.200717943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007188846">
            <text:p>0.200718884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007197963">
            <text:p>0.20071979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007206795">
            <text:p>0.200720679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007215354">
            <text:p>0.200721535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2007223651">
            <text:p>0.200722365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007231697">
            <text:p>0.200723169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007239501">
            <text:p>0.200723950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2007247073">
            <text:p>0.200724707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2007254423">
            <text:p>0.200725442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007261559">
            <text:p>0.200726155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2007268489">
            <text:p>0.200726848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2007275221">
            <text:p>0.200727522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2007281762">
            <text:p>0.200728176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200728812">
            <text:p>0.20072881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2007294301">
            <text:p>0.200729430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2007300313">
            <text:p>0.200730031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200730616">
            <text:p>0.20073061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200731185">
            <text:p>0.20073118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2007317387">
            <text:p>0.200731738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2007322777">
            <text:p>0.200732277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2007328025">
            <text:p>0.200732802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2007333136">
            <text:p>0.200733313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2007338115">
            <text:p>0.200733811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2007342967">
            <text:p>0.200734296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2007347695">
            <text:p>0.200734769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2007352304">
            <text:p>0.200735230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2007356798">
            <text:p>0.200735679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200736118">
            <text:p>0.20073611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2007365455">
            <text:p>0.200736545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2007369625">
            <text:p>0.200736962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2007373694">
            <text:p>0.200737369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2007377666">
            <text:p>0.200737766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2007381543">
            <text:p>0.200738154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2007385329">
            <text:p>0.200738532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2007389026">
            <text:p>0.200738902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2007392637">
            <text:p>0.200739263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2007396164">
            <text:p>0.200739616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2007399611">
            <text:p>0.200739961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200740298">
            <text:p>0.20074029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2007406272">
            <text:p>0.200740627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2007409491">
            <text:p>0.200740949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2007412638">
            <text:p>0.200741263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2007415716">
            <text:p>0.200741571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2007418727">
            <text:p>0.200741872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2007421672">
            <text:p>0.200742167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2007424553">
            <text:p>0.200742455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2007427373">
            <text:p>0.200742737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2007430133">
            <text:p>0.200743013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2007432834">
            <text:p>0.200743283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2007435479">
            <text:p>0.200743547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2007438069">
            <text:p>0.200743806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2007440605">
            <text:p>0.200744060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2007443089">
            <text:p>0.200744308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2007445522">
            <text:p>0.200744552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2007447906">
            <text:p>0.200744790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2007450242">
            <text:p>0.200745024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2007452531">
            <text:p>0.200745253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2007454775">
            <text:p>0.200745477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2007456975">
            <text:p>0.200745697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2007459131">
            <text:p>0.200745913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2007461245">
            <text:p>0.200746124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2007463319">
            <text:p>0.200746331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2007465352">
            <text:p>0.200746535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2007467347">
            <text:p>0.200746734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2007469304">
            <text:p>0.200746930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2007471224">
            <text:p>0.200747122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2007473108">
            <text:p>0.200747310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2007474957">
            <text:p>0.200747495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2007476771">
            <text:p>0.200747677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2007478552">
            <text:p>0.200747855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2007480301">
            <text:p>0.200748030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2007482018">
            <text:p>0.200748201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2007483704">
            <text:p>0.200748370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2007485359">
            <text:p>0.200748535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2007486985">
            <text:p>0.200748698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2007488582">
            <text:p>0.200748858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2007490151">
            <text:p>0.200749015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2007491692">
            <text:p>0.200749169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2007493207">
            <text:p>0.200749320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2007494695">
            <text:p>0.200749469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2007496158">
            <text:p>0.200749615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2007497595">
            <text:p>0.200749759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2007499008">
            <text:p>0.200749900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2007500397">
            <text:p>0.200750039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2007501763">
            <text:p>0.200750176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2007503106">
            <text:p>0.200750310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2007504426">
            <text:p>0.200750442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2007505724">
            <text:p>0.2007505724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2007507002">
            <text:p>0.200750700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2007508258">
            <text:p>0.200750825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2007509493">
            <text:p>0.200750949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2007510709">
            <text:p>0.200751070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2007511905">
            <text:p>0.200751190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2007513082">
            <text:p>0.200751308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200751424">
            <text:p>0.20075142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200751538">
            <text:p>0.20075153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2007516501">
            <text:p>0.200751650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2007517605">
            <text:p>0.200751760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2007518692">
            <text:p>0.200751869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2007519762">
            <text:p>0.200751976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2007520815">
            <text:p>0.200752081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2007521852">
            <text:p>0.200752185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007522874">
            <text:p>0.200752287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2007523879">
            <text:p>0.200752387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200752487">
            <text:p>0.20075248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2007525846">
            <text:p>0.200752584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2007526806">
            <text:p>0.200752680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2007527753">
            <text:p>0.200752775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2007528686">
            <text:p>0.200752868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2007529604">
            <text:p>0.200752960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200753051">
            <text:p>0.20075305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2007531402">
            <text:p>0.200753140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2007532281">
            <text:p>0.200753228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2007533147">
            <text:p>0.200753314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2007534001">
            <text:p>0.200753400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2007534842">
            <text:p>0.200753484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2007535672">
            <text:p>0.200753567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2007536489">
            <text:p>0.200753648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2007537295">
            <text:p>0.2007537295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200753809">
            <text:p>0.20075380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2007538874">
            <text:p>0.200753887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2007539647">
            <text:p>0.200753964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2007540408">
            <text:p>0.200754040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200754116">
            <text:p>0.20075411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2007541901">
            <text:p>0.200754190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2007542632">
            <text:p>0.200754263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2007543353">
            <text:p>0.200754335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2007544064">
            <text:p>0.200754406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2007544766">
            <text:p>0.200754476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2007545458">
            <text:p>0.200754545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2007546141">
            <text:p>0.200754614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2007546814">
            <text:p>0.200754681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2007547479">
            <text:p>0.200754747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2007548135">
            <text:p>0.200754813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2007548783">
            <text:p>0.200754878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2007549422">
            <text:p>0.200754942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2007550052">
            <text:p>0.200755005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2007550675">
            <text:p>0.200755067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2007551289">
            <text:p>0.200755128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2007551895">
            <text:p>0.200755189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2007552494">
            <text:p>0.200755249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2007553085">
            <text:p>0.200755308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2007553668">
            <text:p>0.200755366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2007554245">
            <text:p>0.200755424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2007554813">
            <text:p>0.200755481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2007555375">
            <text:p>0.200755537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200755593">
            <text:p>0.20075559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2007556478">
            <text:p>0.200755647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2007557019">
            <text:p>0.200755701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2007557553">
            <text:p>0.200755755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2007558081">
            <text:p>0.200755808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2007558602">
            <text:p>0.200755860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007559117">
            <text:p>0.200755911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2007559626">
            <text:p>0.200755962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2007560128">
            <text:p>0.200756012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2007560625">
            <text:p>0.200756062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2007561115">
            <text:p>0.200756111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20075616">
            <text:p>0.2007561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2007562079">
            <text:p>0.200756207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2007562552">
            <text:p>0.200756255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2007563019">
            <text:p>0.200756301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2007563482">
            <text:p>0.200756348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2007563938">
            <text:p>0.200756393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200756439">
            <text:p>0.20075643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2007564836">
            <text:p>0.200756483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2007565277">
            <text:p>0.200756527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2007565712">
            <text:p>0.200756571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2007566143">
            <text:p>0.200756614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2007566569">
            <text:p>0.2007566569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200756699">
            <text:p>0.20075669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2007567407">
            <text:p>0.200756740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2007567818">
            <text:p>0.200756781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2007568225">
            <text:p>0.200756822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2007568627">
            <text:p>0.200756862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2007569025">
            <text:p>0.200756902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2007569419">
            <text:p>0.200756941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2007569808">
            <text:p>0.2007569808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2007570192">
            <text:p>0.200757019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2007570573">
            <text:p>0.200757057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2007570949">
            <text:p>0.200757094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2007571321">
            <text:p>0.200757132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2007571689">
            <text:p>0.200757168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2007572054">
            <text:p>0.200757205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2007572414">
            <text:p>0.200757241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200757277">
            <text:p>0.20075727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2007573123">
            <text:p>0.200757312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2007573471">
            <text:p>0.200757347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2007573816">
            <text:p>0.200757381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2007574157">
            <text:p>0.200757415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2007574495">
            <text:p>0.200757449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2007574829">
            <text:p>0.200757482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200757516">
            <text:p>0.20075751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2007575487">
            <text:p>0.200757548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2007575811">
            <text:p>0.200757581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2007576131">
            <text:p>0.200757613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2007576448">
            <text:p>0.200757644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2007576762">
            <text:p>0.200757676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2007577072">
            <text:p>0.200757707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2007577379">
            <text:p>0.200757737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2007577684">
            <text:p>0.200757768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2007577985">
            <text:p>0.200757798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2007578283">
            <text:p>0.20075782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2007578578">
            <text:p>0.200757857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200757887">
            <text:p>0.20075788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2007579159">
            <text:p>0.200757915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2007579445">
            <text:p>0.20075794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0:2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20:28:17</dc:date>
    <meta:document-statistic meta:table-count="1" meta:cell-count="606" meta:object-count="1"/>
    <meta:generator>LibreOffice/3.4$Uni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2cm" svg:y="0.316cm" chart:style-name="ch2">
          <text:p>Deltax(time)</text:p>
        </chart:title>
        <chart:subtitle svg:x="7.295cm" svg:y="1.301cm" chart:style-name="ch3">
          <text:p>dt=0.01</text:p>
        </chart:subtitle>
        <chart:legend chart:legend-position="end" svg:x="12.998cm" svg:y="4.205cm" style:legend-expansion="high" chart:style-name="ch4"/>
        <chart:plot-area chart:style-name="ch5" table:cell-range-address="Sheet1.A1:Sheet1.B303" svg:x="1.314cm" svg:y="2.318cm" svg:width="11.044cm" svg:height="5.538cm">
          <chartooo:coordinate-region svg:x="3.399cm" svg:y="2.513cm" svg:width="8.64cm" svg:height="4.704cm"/>
          <chart:axis chart:dimension="x" chart:name="primary-x" chart:style-name="ch6">
            <chart:title svg:x="6.461cm" svg:y="8.037cm" chart:style-name="ch7">
              <text:p>time</text:p>
            </chart:title>
            <chart:grid chart:style-name="ch8" chart:class="major"/>
          </chart:axis>
          <chart:axis chart:dimension="y" chart:name="primary-y" chart:style-name="ch9">
            <chart:title svg:x="0.451cm" svg:y="5.585cm" chart:style-name="ch10">
              <text:p>deltax</text:p>
            </chart:title>
            <chart:grid chart:style-name="ch8" chart:class="major"/>
          </chart:axis>
          <chart:series chart:style-name="ch11" chart:values-cell-range-address="Sheet1.B1:Sheet1.B303" chart:class="chart:scatter">
            <chart:domain table:cell-range-address="Sheet1.A1:Sheet1.A303"/>
            <chart:data-point chart:repeated="30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303</svg:desc>
                </draw:g>
              </table:table-cell>
              <table:table-cell office:value-type="float" office:value="0.00008159030697">
                <text:p>0.00008159030697</text:p>
                <draw:g>
                  <svg:desc>Sheet1.B1:Sheet1.B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5534593703">
                <text:p>0.0005534593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419854271">
                <text:p>0.002419854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036543502">
                <text:p>0.01036543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5230773096">
                <text:p>0.05230773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265849364">
                <text:p>0.1265849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59668001">
                <text:p>0.159668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748530249">
                <text:p>0.17485302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838260661">
                <text:p>0.1838260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890137796">
                <text:p>0.1890137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921862446">
                <text:p>0.1921862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942447527">
                <text:p>0.19424475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956490968">
                <text:p>0.19564909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966472522">
                <text:p>0.19664725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973809544">
                <text:p>0.19738095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979355039">
                <text:p>0.1979355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983645614">
                <text:p>0.1983645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987031852">
                <text:p>0.1987031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989750351">
                <text:p>0.19897503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991965331">
                <text:p>0.1991965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993793588">
                <text:p>0.1993793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99531999">
                <text:p>0.199531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1996607386">
                <text:p>0.1996607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997703107">
                <text:p>0.1997703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998643341">
                <text:p>0.19986433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1999456134">
                <text:p>0.1999456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000163489">
                <text:p>0.2000163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000782865">
                <text:p>0.20007828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001328254">
                <text:p>0.2001328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001810976">
                <text:p>0.2001810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002240267">
                <text:p>0.20022402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002623726">
                <text:p>0.20026237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002967647">
                <text:p>0.2002967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00327728">
                <text:p>0.2003277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003557033">
                <text:p>0.2003557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003810628">
                <text:p>0.20038106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004041226">
                <text:p>0.20040412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004251523">
                <text:p>0.2004251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004443834">
                <text:p>0.20044438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004620151">
                <text:p>0.2004620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0047822">
                <text:p>0.200478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004931478">
                <text:p>0.2004931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005069292">
                <text:p>0.20050692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005196787">
                <text:p>0.2005196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005314967">
                <text:p>0.20053149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005424717">
                <text:p>0.20054247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005526821">
                <text:p>0.2005526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005621972">
                <text:p>0.2005621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005710787">
                <text:p>0.2005710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005793817">
                <text:p>0.2005793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005871553">
                <text:p>0.20058715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005944435">
                <text:p>0.2005944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006012859">
                <text:p>0.20060128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2006077182">
                <text:p>0.20060771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006137725">
                <text:p>0.2006137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006194778">
                <text:p>0.2006194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006248604">
                <text:p>0.2006248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006299442">
                <text:p>0.20062994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006347509">
                <text:p>0.20063475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006393003">
                <text:p>0.20063930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006436105">
                <text:p>0.20064361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006476978">
                <text:p>0.20064769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006515775">
                <text:p>0.2006515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006552632">
                <text:p>0.20065526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006587678">
                <text:p>0.2006587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00662103">
                <text:p>0.200662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006652794">
                <text:p>0.20066527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00668307">
                <text:p>0.2006683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006711949">
                <text:p>0.2006711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006739516">
                <text:p>0.2006739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2006765849">
                <text:p>0.20067658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2006791022">
                <text:p>0.2006791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20068151">
                <text:p>0.200681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2006838146">
                <text:p>0.20068381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00686022">
                <text:p>0.2006860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2006881374">
                <text:p>0.20068813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2006901658">
                <text:p>0.20069016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2006921121">
                <text:p>0.20069211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2006939806">
                <text:p>0.2006939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006957753">
                <text:p>0.20069577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2006975001">
                <text:p>0.2006975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2006991586">
                <text:p>0.20069915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2007007542">
                <text:p>0.2007007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2007022899">
                <text:p>0.20070228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2007037688">
                <text:p>0.2007037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007051936">
                <text:p>0.2007051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007065669">
                <text:p>0.20070656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007078911">
                <text:p>0.2007078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007091686">
                <text:p>0.20070916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007104016">
                <text:p>0.2007104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007115921">
                <text:p>0.2007115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00712742">
                <text:p>0.2007127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007138531">
                <text:p>0.20071385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007149272">
                <text:p>0.20071492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007159659">
                <text:p>0.20071596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007169708">
                <text:p>0.2007169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007179432">
                <text:p>0.20071794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007188846">
                <text:p>0.2007188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2007197963">
                <text:p>0.20071979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007206795">
                <text:p>0.20072067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2007215354">
                <text:p>0.20072153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2007223651">
                <text:p>0.20072236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2007231697">
                <text:p>0.20072316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2007239501">
                <text:p>0.20072395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2007247073">
                <text:p>0.20072470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2007254423">
                <text:p>0.20072544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2007261559">
                <text:p>0.20072615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2007268489">
                <text:p>0.20072684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2007275221">
                <text:p>0.20072752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007281762">
                <text:p>0.20072817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200728812">
                <text:p>0.2007288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2007294301">
                <text:p>0.20072943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2007300313">
                <text:p>0.20073003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200730616">
                <text:p>0.200730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200731185">
                <text:p>0.2007311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2007317387">
                <text:p>0.20073173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2007322777">
                <text:p>0.20073227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2007328025">
                <text:p>0.20073280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2007333136">
                <text:p>0.20073331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007338115">
                <text:p>0.20073381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2007342967">
                <text:p>0.20073429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2007347695">
                <text:p>0.20073476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2007352304">
                <text:p>0.20073523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2007356798">
                <text:p>0.20073567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200736118">
                <text:p>0.2007361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2007365455">
                <text:p>0.2007365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2007369625">
                <text:p>0.2007369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2007373694">
                <text:p>0.2007373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2007377666">
                <text:p>0.20073776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2007381543">
                <text:p>0.20073815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2007385329">
                <text:p>0.20073853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2007389026">
                <text:p>0.20073890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2007392637">
                <text:p>0.20073926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2007396164">
                <text:p>0.20073961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2007399611">
                <text:p>0.20073996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200740298">
                <text:p>0.2007402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2007406272">
                <text:p>0.20074062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2007409491">
                <text:p>0.20074094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2007412638">
                <text:p>0.2007412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2007415716">
                <text:p>0.20074157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2007418727">
                <text:p>0.20074187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2007421672">
                <text:p>0.20074216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2007424553">
                <text:p>0.20074245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2007427373">
                <text:p>0.20074273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2007430133">
                <text:p>0.2007430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2007432834">
                <text:p>0.20074328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2007435479">
                <text:p>0.20074354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2007438069">
                <text:p>0.20074380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2007440605">
                <text:p>0.20074406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007443089">
                <text:p>0.20074430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2007445522">
                <text:p>0.20074455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2007447906">
                <text:p>0.20074479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2007450242">
                <text:p>0.20074502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2007452531">
                <text:p>0.20074525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2007454775">
                <text:p>0.20074547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2007456975">
                <text:p>0.20074569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2007459131">
                <text:p>0.20074591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2007461245">
                <text:p>0.20074612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2007463319">
                <text:p>0.20074633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2007465352">
                <text:p>0.20074653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2007467347">
                <text:p>0.20074673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2007469304">
                <text:p>0.20074693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2007471224">
                <text:p>0.20074712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2007473108">
                <text:p>0.20074731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2007474957">
                <text:p>0.20074749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2007476771">
                <text:p>0.20074767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2007478552">
                <text:p>0.20074785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2007480301">
                <text:p>0.20074803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2007482018">
                <text:p>0.20074820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007483704">
                <text:p>0.20074837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2007485359">
                <text:p>0.20074853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2007486985">
                <text:p>0.20074869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2007488582">
                <text:p>0.20074885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2007490151">
                <text:p>0.20074901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2007491692">
                <text:p>0.20074916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2007493207">
                <text:p>0.20074932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2007494695">
                <text:p>0.20074946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2007496158">
                <text:p>0.20074961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2007497595">
                <text:p>0.20074975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2007499008">
                <text:p>0.20074990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2007500397">
                <text:p>0.20075003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2007501763">
                <text:p>0.20075017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2007503106">
                <text:p>0.2007503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2007504426">
                <text:p>0.20075044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2007505724">
                <text:p>0.20075057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2007507002">
                <text:p>0.20075070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2007508258">
                <text:p>0.20075082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2007509493">
                <text:p>0.20075094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2007510709">
                <text:p>0.20075107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2007511905">
                <text:p>0.20075119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2007513082">
                <text:p>0.20075130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200751424">
                <text:p>0.2007514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200751538">
                <text:p>0.2007515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2007516501">
                <text:p>0.20075165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2007517605">
                <text:p>0.20075176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2007518692">
                <text:p>0.20075186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2007519762">
                <text:p>0.20075197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2007520815">
                <text:p>0.20075208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2007521852">
                <text:p>0.20075218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2007522874">
                <text:p>0.20075228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2007523879">
                <text:p>0.20075238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200752487">
                <text:p>0.2007524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2007525846">
                <text:p>0.20075258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2007526806">
                <text:p>0.20075268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2007527753">
                <text:p>0.20075277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2007528686">
                <text:p>0.20075286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2007529604">
                <text:p>0.20075296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200753051">
                <text:p>0.2007530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2007531402">
                <text:p>0.20075314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2007532281">
                <text:p>0.20075322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2007533147">
                <text:p>0.20075331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2007534001">
                <text:p>0.2007534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2007534842">
                <text:p>0.20075348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2007535672">
                <text:p>0.20075356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2007536489">
                <text:p>0.20075364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2007537295">
                <text:p>0.20075372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200753809">
                <text:p>0.2007538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2007538874">
                <text:p>0.20075388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2007539647">
                <text:p>0.20075396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007540408">
                <text:p>0.20075404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200754116">
                <text:p>0.2007541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2007541901">
                <text:p>0.20075419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2007542632">
                <text:p>0.20075426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2007543353">
                <text:p>0.20075433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2007544064">
                <text:p>0.20075440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2007544766">
                <text:p>0.20075447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2007545458">
                <text:p>0.20075454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2007546141">
                <text:p>0.20075461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2007546814">
                <text:p>0.20075468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007547479">
                <text:p>0.20075474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2007548135">
                <text:p>0.20075481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2007548783">
                <text:p>0.20075487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2007549422">
                <text:p>0.20075494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2007550052">
                <text:p>0.20075500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2007550675">
                <text:p>0.20075506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2007551289">
                <text:p>0.20075512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2007551895">
                <text:p>0.20075518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2007552494">
                <text:p>0.20075524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2007553085">
                <text:p>0.20075530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007553668">
                <text:p>0.20075536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2007554245">
                <text:p>0.20075542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2007554813">
                <text:p>0.20075548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2007555375">
                <text:p>0.2007555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200755593">
                <text:p>0.2007555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2007556478">
                <text:p>0.20075564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2007557019">
                <text:p>0.20075570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2007557553">
                <text:p>0.20075575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2007558081">
                <text:p>0.20075580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2007558602">
                <text:p>0.20075586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07559117">
                <text:p>0.20075591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2007559626">
                <text:p>0.20075596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2007560128">
                <text:p>0.20075601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2007560625">
                <text:p>0.20075606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2007561115">
                <text:p>0.20075611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20075616">
                <text:p>0.200756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2007562079">
                <text:p>0.20075620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2007562552">
                <text:p>0.20075625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2007563019">
                <text:p>0.20075630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2007563482">
                <text:p>0.20075634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007563938">
                <text:p>0.20075639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200756439">
                <text:p>0.2007564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2007564836">
                <text:p>0.20075648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2007565277">
                <text:p>0.20075652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2007565712">
                <text:p>0.20075657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2007566143">
                <text:p>0.20075661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2007566569">
                <text:p>0.20075665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200756699">
                <text:p>0.2007566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2007567407">
                <text:p>0.20075674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2007567818">
                <text:p>0.20075678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2007568225">
                <text:p>0.20075682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2007568627">
                <text:p>0.20075686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2007569025">
                <text:p>0.20075690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2007569419">
                <text:p>0.20075694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2007569808">
                <text:p>0.20075698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2007570192">
                <text:p>0.20075701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2007570573">
                <text:p>0.20075705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2007570949">
                <text:p>0.20075709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2007571321">
                <text:p>0.20075713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2007571689">
                <text:p>0.20075716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2007572054">
                <text:p>0.20075720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2007572414">
                <text:p>0.20075724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200757277">
                <text:p>0.200757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2007573123">
                <text:p>0.20075731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2007573471">
                <text:p>0.20075734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2007573816">
                <text:p>0.20075738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2007574157">
                <text:p>0.20075741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2007574495">
                <text:p>0.20075744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2007574829">
                <text:p>0.20075748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200757516">
                <text:p>0.2007575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2007575487">
                <text:p>0.20075754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2007575811">
                <text:p>0.20075758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2007576131">
                <text:p>0.20075761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2007576448">
                <text:p>0.20075764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2007576762">
                <text:p>0.20075767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2007577072">
                <text:p>0.20075770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2007577379">
                <text:p>0.20075773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2007577684">
                <text:p>0.20075776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2007577985">
                <text:p>0.20075779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2007578283">
                <text:p>0.20075782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2007578578">
                <text:p>0.20075785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200757887">
                <text:p>0.2007578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2007579159">
                <text:p>0.20075791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2007579445">
                <text:p>0.2007579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